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a7b" officeooo:paragraph-rsid="000ca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BQ Baked Bea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0T11:08:45.961072243</dc:date>
    <meta:editing-duration>PT52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4.7.2$Linux_X86_64 LibreOffice_project/40$Build-2</meta:generator>
  </office:meta>
</office:document-meta>
</file>